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27D00000167823F75AE7DD3213B.png" manifest:media-type="image/png"/>
  <manifest:file-entry manifest:full-path="Object 6/Pictures/2000000600003E870000232F7189B4E5FB9BDA1A.svm" manifest:media-type="image/x-svm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0010000027D00000167823F75AE7DD3213B.png" manifest:media-type="image/png"/>
  <manifest:file-entry manifest:full-path="Object 5/Pictures/2000000600003E870000232F7189B4E5FB9BDA1A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0010000027D00000167823F75AE7DD3213B.png" manifest:media-type="image/png"/>
  <manifest:file-entry manifest:full-path="Object 4/Pictures/2000000600003E870000232F7189B4E5FB9BDA1A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2in" svg:height="3.5453in" svg:x="0.1713in" svg:y="4.2862in">
            <draw:object draw:notify-on-update-of-ranges="Sheet1.B2:Sheet1.B2 Sheet1.B3:Sheet1.B22 Sheet1.C2:Sheet1.C2 Sheet1.C3:Sheet1.C22 Sheet1.D2:Sheet1.D2 Sheet1.D3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Q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up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.79" calcext:value-type="float">
            <text:p>1.79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21" calcext:value-type="float">
            <text:p>0.21</text:p>
          </table:table-cell>
          <table:table-cell office:value-type="float" office:value="2.39" calcext:value-type="float">
            <text:p>2.3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3.26" calcext:value-type="float">
            <text:p>3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table:number-columns-repeated="5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float" office:value="1.72" calcext:value-type="float">
            <text:p>1.72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2.45" calcext:value-type="float">
            <text:p>2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table:number-columns-repeated="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0.36" calcext:value-type="float">
            <text:p>0.36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3.46" calcext:value-type="float">
            <text:p>3.46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0.22" calcext:value-type="float">
            <text:p>0.22</text:p>
          </table:table-cell>
          <table:table-cell office:value-type="float" office:value="8.69" calcext:value-type="float">
            <text:p>8.69</text:p>
          </table:table-cell>
          <table:table-cell office:value-type="float" office:value="0.42" calcext:value-type="float">
            <text:p>0.42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11.05" calcext:value-type="float">
            <text:p>11.0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table:number-columns-repeated="5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6.18" calcext:value-type="float">
            <text:p>16.18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table:number-columns-repeated="5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9.33" calcext:value-type="float">
            <text:p>19.33</text:p>
          </table:table-cell>
          <table:table-cell office:value-type="float" office:value="0.64" calcext:value-type="float">
            <text:p>0.64</text:p>
          </table:table-cell>
          <table:table-cell office:value-type="float" office:value="0.89" calcext:value-type="float">
            <text:p>0.89</text:p>
          </table:table-cell>
          <table:table-cell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22.66" calcext:value-type="float">
            <text:p>22.66</text:p>
          </table:table-cell>
          <table:table-cell office:value-type="float" office:value="0.69" calcext:value-type="float">
            <text:p>0.69</text:p>
          </table:table-cell>
          <table:table-cell office:value-type="float" office:value="0.93" calcext:value-type="float">
            <text:p>0.93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26.23" calcext:value-type="float">
            <text:p>26.23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30.07" calcext:value-type="float">
            <text:p>30.07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37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34.25" calcext:value-type="float">
            <text:p>34.25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 table:number-columns-repeated="5"/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38.66" calcext:value-type="float">
            <text:p>38.66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43.77" calcext:value-type="float">
            <text:p>43.77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48.28" calcext:value-type="float">
            <text:p>48.28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>
            <draw:frame draw:z-index="1" draw:style-name="gr1" draw:text-style-name="P1" svg:width="6.3012in" svg:height="3.5453in" svg:x="0.2866in" svg:y="0.0232in">
              <draw:object draw:notify-on-update-of-ranges="Sheet1.E2:Sheet1.E2 Sheet1.E3:Sheet1.E22 Sheet1.F2:Sheet1.F2 Sheet1.F3:Sheet1.F22 Sheet1.G2:Sheet1.G2 Sheet1.G3:Sheet1.G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6.3012in" svg:height="3.5453in" svg:x="0.3732in" svg:y="0.1457in">
              <draw:object draw:notify-on-update-of-ranges="Sheet1.H2:Sheet1.H2 Sheet1.H3:Sheet1.H22 Sheet1.I2:Sheet1.I2 Sheet1.I3:Sheet1.I22 Sheet1.J2:Sheet1.J2 Sheet1.J3:Sheet1.J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15"/>
        </table:table-row>
        <table:table-row table:style-name="ro1">
          <table:table-cell>
            <draw:frame draw:z-index="3" draw:style-name="gr1" draw:text-style-name="P1" svg:width="6.3012in" svg:height="3.5453in" svg:x="0in" svg:y="0.0339in">
              <draw:object draw:notify-on-update-of-ranges="Sheet1.B3:Sheet1.B22 Sheet1.E2:Sheet1.E22 Sheet1.H2:Sheet1.H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7"/>
          <table:table-cell>
            <draw:frame draw:z-index="5" draw:style-name="gr1" draw:text-style-name="P1" svg:width="6.3012in" svg:height="3.5453in" svg:x="0.1106in" svg:y="0.089in">
              <draw:object draw:notify-on-update-of-ranges="Sheet1.C2:Sheet1.C22 Sheet1.F2:Sheet1.F22 Sheet1.I2:Sheet1.I2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draw:z-index="4" draw:style-name="gr1" draw:text-style-name="P1" svg:width="6.3012in" svg:height="3.5453in" svg:x="0.3736in" svg:y="0.0563in">
              <draw:object draw:notify-on-update-of-ranges="Sheet1.D2:Sheet1.D22 Sheet1.J2:Sheet1.J2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1:37:23.734273411</meta:creation-date>
    <dc:date>2024-08-29T13:09:56.387123652</dc:date>
    <meta:editing-duration>PT1H32M32S</meta:editing-duration>
    <meta:editing-cycles>1</meta:editing-cycles>
    <meta:document-statistic meta:table-count="1" meta:cell-count="212" meta:object-count="6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757cm" svg:y="3.698cm" style:legend-expansion="high" chart:style-name="ch2"/>
        <chart:plot-area chart:style-name="ch3" table:cell-range-address="Sheet1.B2:Sheet1.D22" chart:data-source-has-labels="row" svg:x="0.32cm" svg:y="0.18cm" svg:width="13.117cm" svg:height="8.646cm">
          <chart:coordinate-region svg:x="1.074cm" svg:y="0.382cm" svg:width="12.16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series chart:style-name="ch7" chart:values-cell-range-address="Sheet1.C3:Sheet1.C22" chart:label-cell-address="Sheet1.C2:Sheet1.C2" chart:class="chart:line">
            <chart:data-point chart:repeated="20"/>
          </chart:series>
          <chart:series chart:style-name="ch8" chart:values-cell-range-address="Sheet1.D3:Sheet1.D22" chart:label-cell-address="Sheet1.D2:Sheet1.D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</text:p>
                <draw:g>
                  <svg:desc>Sheet1.B2:Sheet1.B2</svg:desc>
                </draw:g>
              </table:table-cell>
              <table:table-cell office:value-type="string">
                <text:p>Rand</text:p>
                <draw:g>
                  <svg:desc>Sheet1.C2:Sheet1.C2</svg:desc>
                </draw:g>
              </table:table-cell>
              <table:table-cell office:value-type="string">
                <text:p>up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">
                <text:p>0.33</text:p>
                <draw:g>
                  <svg:desc>Sheet1.B3:Sheet1.B22</svg:desc>
                </draw:g>
              </table:table-cell>
              <table:table-cell office:value-type="float" office:value="0.36">
                <text:p>0.36</text:p>
                <draw:g>
                  <svg:desc>Sheet1.C3:Sheet1.C22</svg:desc>
                </draw:g>
              </table:table-cell>
              <table:table-cell office:value-type="float" office:value="0.34">
                <text:p>0.34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0.5">
                <text:p>0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">
                <text:p>0.62</text:p>
              </table:table-cell>
              <table:table-cell office:value-type="float" office:value="0.57">
                <text:p>0.5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">
                <text:p>0.64</text:p>
              </table:table-cell>
              <table:table-cell office:value-type="float" office:value="0.62">
                <text:p>0.6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">
                <text:p>0.73</text:p>
              </table:table-cell>
              <table:table-cell office:value-type="float" office:value="0.76">
                <text:p>0.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">
                <text:p>0.54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">
                <text:p>0.64</text:p>
              </table:table-cell>
              <table:table-cell office:value-type="float" office:value="0.62">
                <text:p>0.6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757cm" svg:y="3.698cm" style:legend-expansion="high" chart:style-name="ch2"/>
        <chart:plot-area chart:style-name="ch3" table:cell-range-address="Sheet1.E2:Sheet1.G22" chart:data-source-has-labels="row" svg:x="0.32cm" svg:y="0.18cm" svg:width="13.117cm" svg:height="8.646cm">
          <chart:coordinate-region svg:x="0.973cm" svg:y="0.382cm" svg:width="12.262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22" chart:label-cell-address="Sheet1.E2:Sheet1.E2" chart:class="chart:line">
            <chart:data-point chart:repeated="20"/>
          </chart:series>
          <chart:series chart:style-name="ch7" chart:values-cell-range-address="Sheet1.F3:Sheet1.F22" chart:label-cell-address="Sheet1.F2:Sheet1.F2" chart:class="chart:line">
            <chart:data-point chart:repeated="20"/>
          </chart:series>
          <chart:series chart:style-name="ch8" chart:values-cell-range-address="Sheet1.G3:Sheet1.G22" chart:label-cell-address="Sheet1.G2:Sheet1.G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</text:p>
                <draw:g>
                  <svg:desc>Sheet1.E2:Sheet1.E2</svg:desc>
                </draw:g>
              </table:table-cell>
              <table:table-cell office:value-type="string">
                <text:p>Rand</text:p>
                <draw:g>
                  <svg:desc>Sheet1.F2:Sheet1.F2</svg:desc>
                </draw:g>
              </table:table-cell>
              <table:table-cell office:value-type="string">
                <text:p>up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E3:Sheet1.E22</svg:desc>
                </draw:g>
              </table:table-cell>
              <table:table-cell office:value-type="float" office:value="0.22">
                <text:p>0.22</text:p>
                <draw:g>
                  <svg:desc>Sheet1.F3:Sheet1.F22</svg:desc>
                </draw:g>
              </table:table-cell>
              <table:table-cell office:value-type="float" office:value="0.22">
                <text:p>0.22</text:p>
                <draw:g>
                  <svg:desc>Sheet1.G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.25">
                <text:p>0.2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21">
                <text:p>0.2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0.18">
                <text:p>0.18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">
                <text:p>0.23</text:p>
              </table:table-cell>
              <table:table-cell office:value-type="float" office:value="0.21">
                <text:p>0.2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">
                <text:p>0.31</text:p>
              </table:table-cell>
              <table:table-cell office:value-type="float" office:value="0.28">
                <text:p>0.2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22">
                <text:p>0.22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">
                <text:p>0.37</text:p>
              </table:table-cell>
              <table:table-cell office:value-type="float" office:value="0.31">
                <text:p>0.31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">
                <text:p>0.41</text:p>
              </table:table-cell>
              <table:table-cell office:value-type="float" office:value="0.33">
                <text:p>0.33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41">
                <text:p>0.41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38.66">
                <text:p>3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48.28">
                <text:p>48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757cm" svg:y="3.698cm" style:legend-expansion="high" chart:style-name="ch2"/>
        <chart:plot-area chart:style-name="ch3" table:cell-range-address="Sheet1.H2:Sheet1.J22" chart:data-source-has-labels="row" svg:x="0.32cm" svg:y="0.18cm" svg:width="13.117cm" svg:height="8.646cm">
          <chart:coordinate-region svg:x="1.074cm" svg:y="0.382cm" svg:width="12.16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22" chart:label-cell-address="Sheet1.H2:Sheet1.H2" chart:class="chart:line">
            <chart:data-point chart:repeated="20"/>
          </chart:series>
          <chart:series chart:style-name="ch7" chart:values-cell-range-address="Sheet1.I3:Sheet1.I22" chart:label-cell-address="Sheet1.I2:Sheet1.I2" chart:class="chart:line">
            <chart:data-point chart:repeated="20"/>
          </chart:series>
          <chart:series chart:style-name="ch8" chart:values-cell-range-address="Sheet1.J3:Sheet1.J22" chart:label-cell-address="Sheet1.J2:Sheet1.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</text:p>
                <draw:g>
                  <svg:desc>Sheet1.H2:Sheet1.H2</svg:desc>
                </draw:g>
              </table:table-cell>
              <table:table-cell office:value-type="string">
                <text:p>Rand</text:p>
                <draw:g>
                  <svg:desc>Sheet1.I2:Sheet1.I2</svg:desc>
                </draw:g>
              </table:table-cell>
              <table:table-cell office:value-type="string">
                <text:p>up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">
                <text:p>0.33</text:p>
                <draw:g>
                  <svg:desc>Sheet1.H3:Sheet1.H22</svg:desc>
                </draw:g>
              </table:table-cell>
              <table:table-cell office:value-type="float" office:value="0.35">
                <text:p>0.35</text:p>
                <draw:g>
                  <svg:desc>Sheet1.I3:Sheet1.I22</svg:desc>
                </draw:g>
              </table:table-cell>
              <table:table-cell office:value-type="float" office:value="0.34">
                <text:p>0.34</text:p>
                <draw:g>
                  <svg:desc>Sheet1.J3:Sheet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">
                <text:p>0.43</text:p>
              </table:table-cell>
              <table:table-cell office:value-type="float" office:value="0.62">
                <text:p>0.6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0.62">
                <text:p>0.6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">
                <text:p>0.64</text:p>
              </table:table-cell>
              <table:table-cell office:value-type="float" office:value="0.89">
                <text:p>0.8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">
                <text:p>0.69</text:p>
              </table:table-cell>
              <table:table-cell office:value-type="float" office:value="0.93">
                <text:p>0.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">
                <text:p>0.71</text:p>
              </table:table-cell>
              <table:table-cell office:value-type="float" office:value="0.73">
                <text:p>0.73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078cm" svg:y="3.698cm" style:legend-expansion="high" chart:style-name="ch2"/>
        <chart:plot-area chart:style-name="ch3" table:cell-range-address="Sheet1.B3:Sheet1.B22 Sheet1.E2:Sheet1.E22 Sheet1.H2:Sheet1.H22" svg:x="0.32cm" svg:y="0.18cm" svg:width="12.438cm" svg:height="8.646cm">
          <chart:coordinate-region svg:x="1.074cm" svg:y="0.382cm" svg:width="11.684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class="chart:line">
            <chart:data-point chart:repeated="20"/>
          </chart:series>
          <chart:series chart:style-name="ch7" chart:values-cell-range-address="Sheet1.E2:Sheet1.E22" chart:class="chart:line">
            <chart:data-point chart:repeated="21"/>
          </chart:series>
          <chart:series chart:style-name="ch8" chart:values-cell-range-address="Sheet1.H2:Sheet1.H22" chart:class="chart:line">
            <chart:data-point chart:repeated="21"/>
          </chart:series>
          <chart:wall chart:style-name="ch9"/>
          <chart:floor chart:style-name="ch10"/>
        </chart:plot-area>
        <draw:frame draw:style-name="gr1" draw:text-style-name="P1" svg:width="0.1cm" svg:height="0.1cm" svg:x="0cm" svg:y="0cm">
          <draw:image xlink:href="Pictures/2000000600003E870000232F7189B4E5FB9BDA1A.svm" xlink:type="simple" xlink:show="embed" xlink:actuate="onLoad" draw:mime-type="image/x-svm">
            <text:p/>
          </draw:image>
          <draw:image xlink:href="Pictures/100000010000027D00000167823F75AE7DD3213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">
                <text:p>0.33</text:p>
                <draw:g>
                  <svg:desc>Sheet1.B3:Sheet1.B22</svg:desc>
                </draw:g>
              </table:table-cell>
              <table:table-cell office:value-type="float" office:value="NaN">
                <text:p>NaN</text:p>
                <draw:g>
                  <svg:desc>Sheet1.E2:Sheet1.E22</svg:desc>
                </draw:g>
              </table:table-cell>
              <table:table-cell office:value-type="float" office:value="NaN">
                <text:p>NaN</text:p>
                <draw:g>
                  <svg:desc>Sheet1.H2:Shee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">
                <text:p>0.14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0.23">
                <text:p>0.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0.31">
                <text:p>0.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0.42">
                <text:p>0.4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0.24">
                <text:p>0.2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">
                <text:p>0.62</text:p>
              </table:table-cell>
              <table:table-cell office:value-type="float" office:value="0.25">
                <text:p>0.2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">
                <text:p>0.64</text:p>
              </table:table-cell>
              <table:table-cell office:value-type="float" office:value="0.27">
                <text:p>0.2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">
                <text:p>0.54</text:p>
              </table:table-cell>
              <table:table-cell office:value-type="float" office:value="0.38">
                <text:p>0.3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">
                <text:p>0.64</text:p>
              </table:table-cell>
              <table:table-cell office:value-type="float" office:value="0.4">
                <text:p>0.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">
                <text:p>0.61</text:p>
              </table:table-cell>
              <table:table-cell office:value-type="float" office:value="0.42">
                <text:p>0.4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">
                <text:p>0.65</text:p>
              </table:table-cell>
              <table:table-cell office:value-type="float" office:value="0.45">
                <text:p>0.4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078cm" svg:y="3.95cm" style:legend-expansion="high" chart:style-name="ch2"/>
        <chart:plot-area chart:style-name="ch3" table:cell-range-address="Sheet1.D2:Sheet1.D22 Sheet1.J2:Sheet1.J22" svg:x="0.32cm" svg:y="0.18cm" svg:width="12.438cm" svg:height="8.646cm">
          <chart:coordinate-region svg:x="1.074cm" svg:y="0.382cm" svg:width="11.48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" chart:class="chart:line">
            <chart:data-point chart:repeated="21"/>
          </chart:series>
          <chart:series chart:style-name="ch7" chart:values-cell-range-address="Sheet1.J2:Sheet1.J22" chart:class="chart:line">
            <chart:data-point chart:repeated="21"/>
          </chart:series>
          <chart:wall chart:style-name="ch8"/>
          <chart:floor chart:style-name="ch9"/>
        </chart:plot-area>
        <draw:frame draw:style-name="gr1" draw:text-style-name="P1" svg:width="0.1cm" svg:height="0.1cm" svg:x="0cm" svg:y="0cm">
          <draw:image xlink:href="Pictures/2000000600003E870000232F7189B4E5FB9BDA1A.svm" xlink:type="simple" xlink:show="embed" xlink:actuate="onLoad" draw:mime-type="image/x-svm">
            <text:p/>
          </draw:image>
          <draw:image xlink:href="Pictures/100000010000027D00000167823F75AE7DD3213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2:Sheet1.D22</svg:desc>
                </draw:g>
              </table:table-cell>
              <table:table-cell office:value-type="float" office:value="NaN">
                <text:p>NaN</text:p>
                <draw:g>
                  <svg:desc>Sheet1.J2:Sheet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">
                <text:p>0.4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078cm" svg:y="3.698cm" style:legend-expansion="high" chart:style-name="ch2"/>
        <chart:plot-area chart:style-name="ch3" table:cell-range-address="Sheet1.C2:Sheet1.C22 Sheet1.F2:Sheet1.F22 Sheet1.I2:Sheet1.I22" svg:x="0.32cm" svg:y="0.18cm" svg:width="12.438cm" svg:height="8.646cm">
          <chart:coordinate-region svg:x="1.074cm" svg:y="0.382cm" svg:width="11.48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" chart:class="chart:line">
            <chart:data-point chart:repeated="21"/>
          </chart:series>
          <chart:series chart:style-name="ch7" chart:values-cell-range-address="Sheet1.F2:Sheet1.F22" chart:class="chart:line">
            <chart:data-point chart:repeated="21"/>
          </chart:series>
          <chart:series chart:style-name="ch8" chart:values-cell-range-address="Sheet1.I2:Sheet1.I22" chart:class="chart:line">
            <chart:data-point chart:repeated="21"/>
          </chart:series>
          <chart:wall chart:style-name="ch9"/>
          <chart:floor chart:style-name="ch10"/>
        </chart:plot-area>
        <draw:frame draw:style-name="gr1" draw:text-style-name="P1" svg:width="0.1cm" svg:height="0.1cm" svg:x="0cm" svg:y="0cm">
          <draw:image xlink:href="Pictures/2000000600003E870000232F7189B4E5FB9BDA1A.svm" xlink:type="simple" xlink:show="embed" xlink:actuate="onLoad" draw:mime-type="image/x-svm">
            <text:p/>
          </draw:image>
          <draw:image xlink:href="Pictures/100000010000027D00000167823F75AE7DD3213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22</svg:desc>
                </draw:g>
              </table:table-cell>
              <table:table-cell office:value-type="float" office:value="NaN">
                <text:p>NaN</text:p>
                <draw:g>
                  <svg:desc>Sheet1.F2:Sheet1.F22</svg:desc>
                </draw:g>
              </table:table-cell>
              <table:table-cell office:value-type="float" office:value="NaN">
                <text:p>NaN</text:p>
                <draw:g>
                  <svg:desc>Sheet1.I2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0.22">
                <text:p>0.2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">
                <text:p>0.14</text:p>
              </table:table-cell>
              <table:table-cell office:value-type="float" office:value="0.21">
                <text:p>0.2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">
                <text:p>0.31</text:p>
              </table:table-cell>
              <table:table-cell office:value-type="float" office:value="0.21">
                <text:p>0.2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32">
                <text:p>0.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0.45">
                <text:p>0.4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">
                <text:p>0.46</text:p>
              </table:table-cell>
              <table:table-cell office:value-type="float" office:value="0.21">
                <text:p>0.2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24">
                <text:p>0.2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">
                <text:p>0.57</text:p>
              </table:table-cell>
              <table:table-cell office:value-type="float" office:value="0.26">
                <text:p>0.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">
                <text:p>0.62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">
                <text:p>0.47</text:p>
              </table:table-cell>
              <table:table-cell office:value-type="float" office:value="0.33">
                <text:p>0.3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">
                <text:p>0.55</text:p>
              </table:table-cell>
              <table:table-cell office:value-type="float" office:value="0.41">
                <text:p>0.4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">
                <text:p>0.62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">
                <text:p>0.61</text:p>
              </table:table-cell>
              <table:table-cell office:value-type="float" office:value="0.46">
                <text:p>0.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0.49">
                <text:p>0.49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